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0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2.6193in"/>
    </style:style>
    <style:style style:name="co5" style:family="table-column">
      <style:table-column-properties fo:break-before="auto" style:column-width="4.7709in"/>
    </style:style>
    <style:style style:name="co6" style:family="table-column">
      <style:table-column-properties fo:break-before="auto" style:column-width="0.3035in"/>
    </style:style>
    <style:style style:name="co7" style:family="table-column">
      <style:table-column-properties fo:break-before="auto" style:column-width="4.53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9">
      <style:table-cell-properties fo:background-color="#ffff00"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79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3" style:family="table-cell" style:parent-style-name="Default" style:data-style-name="N79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Default" style:data-style-name="N79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79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79"/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note</text:p>
          </table:table-cell>
          <table:table-cell table:style-name="ce8" office:value-type="string" calcext:value-type="string">
            <text:p>lecture</text:p>
          </table:table-cell>
          <table:table-cell table:style-name="ce8" office:value-type="string" calcext:value-type="string">
            <text:p>course_section</text:p>
          </table:table-cell>
          <table:table-cell table:style-name="ce8" office:value-type="string" calcext:value-type="string">
            <text:p>lecture_topic</text:p>
          </table:table-cell>
          <table:table-cell table:style-name="ce8" office:value-type="string" calcext:value-type="string">
            <text:p>lab</text:p>
          </table:table-cell>
          <table:table-cell table:style-name="ce8" office:value-type="string" calcext:value-type="string">
            <text:p>lab_topic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8-18" calcext:value-type="date">
            <text:p>Wednesday, August 18, 2021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Course introduction;Insect vide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sing a stereozoom microscope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08-23" calcext:value-type="date">
            <text:p>Monday, August 23, 2021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sect morphology, biology and diversity</text:p>
          </table:table-cell>
          <table:table-cell table:style-name="ce6" office:value-type="string" calcext:value-type="string">
            <text:p>Insect taxonomy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08-25" calcext:value-type="date">
            <text:p>Wednesday, August 25, 2021</text:p>
          </table:table-cell>
          <table:table-cell table:style-name="ce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sect morphology, biology and diversity</text:p>
          </table:table-cell>
          <table:table-cell table:style-name="ce6" office:value-type="string" calcext:value-type="string">
            <text:p>Insect morpholog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uilding an insect collection; Introduction to iNaturalist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08-30" calcext:value-type="date">
            <text:p>Monday, August 30, 2021</text:p>
          </table:table-cell>
          <table:table-cell table:style-name="ce5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sect morphology, biology and diversity</text:p>
          </table:table-cell>
          <table:table-cell table:style-name="ce6" office:value-type="string" calcext:value-type="string">
            <text:p>Insect life cycles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09-01" calcext:value-type="date">
            <text:p>Wednesday, September 1, 2021</text:p>
          </table:table-cell>
          <table:table-cell table:style-name="ce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nsect morphology, biology and diversity</text:p>
          </table:table-cell>
          <table:table-cell table:style-name="ce6" office:value-type="string" calcext:value-type="string">
            <text:p>Insect orders with complete metamorphosi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Work on insect collec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09-06" calcext:value-type="date">
            <text:p>Monday, September 6, 2021</text:p>
          </table:table-cell>
          <table:table-cell table:style-name="ce5" office:value-type="string" calcext:value-type="string">
            <text:p>Labor Day</text:p>
          </table:table-cell>
          <table:table-cell table:style-name="ce6" table:number-columns-repeated="1022"/>
        </table:table-row>
        <table:table-row table:style-name="ro1">
          <table:table-cell table:style-name="ce2" office:value-type="date" office:date-value="2021-09-08" calcext:value-type="date">
            <text:p>Wednesday, September 8, 2021</text:p>
          </table:table-cell>
          <table:table-cell table:style-name="ce5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sect morphology, biology and diversity</text:p>
          </table:table-cell>
          <table:table-cell table:style-name="ce6" office:value-type="string" calcext:value-type="string">
            <text:p>Insect orders with incomplete metamorphosi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ork on insect collec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09-13" calcext:value-type="date">
            <text:p>Monday, September 13, 2021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string" calcext:value-type="string">
            <text:p>Review for EXAM 1; Life in the Undergrowth 1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09-15" calcext:value-type="date">
            <text:p>Wednesday, September 15, 2021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string" calcext:value-type="string">
            <text:p>EXAM 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Work on insect collection; Introduction to Open Science Framework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09-20" calcext:value-type="date">
            <text:p>Monday, September 20, 2021</text:p>
          </table:table-cell>
          <table:table-cell table:style-name="ce5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Insect ecology</text:p>
          </table:table-cell>
          <table:table-cell table:style-name="ce6" office:value-type="string" calcext:value-type="string">
            <text:p>Chemical ecology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09-22" calcext:value-type="date">
            <text:p>Wednesday, September 22, 2021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nsect ecology</text:p>
          </table:table-cell>
          <table:table-cell table:style-name="ce6" office:value-type="string" calcext:value-type="string">
            <text:p>Mimicry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ork on insect collec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09-27" calcext:value-type="date">
            <text:p>Monday, September 27, 2021</text:p>
          </table:table-cell>
          <table:table-cell table:style-name="ce5"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nsect ecology</text:p>
          </table:table-cell>
          <table:table-cell table:style-name="ce6" office:value-type="string" calcext:value-type="string">
            <text:p>Population dynamics 1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09-29" calcext:value-type="date">
            <text:p>Wednesday, September 29, 2021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Insect ecology</text:p>
          </table:table-cell>
          <table:table-cell table:style-name="ce6" office:value-type="string" calcext:value-type="string">
            <text:p>Population dynamics 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ork on insect collection; Last day to submit research project proposal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10-04" calcext:value-type="date">
            <text:p>Monday, October 4, 2021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Insect ecology</text:p>
          </table:table-cell>
          <table:table-cell table:style-name="ce6" office:value-type="string" calcext:value-type="string">
            <text:p>Population dynamics 3; Life in the Undergrowth 2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10-06" calcext:value-type="date">
            <text:p>Wednesday, October 6, 2021</text:p>
          </table:table-cell>
          <table:table-cell table:style-name="ce5"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Invasive species 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Work on insect collec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10-11" calcext:value-type="date">
            <text:p>Monday, October 11, 2021</text:p>
          </table:table-cell>
          <table:table-cell table:style-name="ce5" office:value-type="string" calcext:value-type="string">
            <text:p>Fanuchanan Break</text:p>
          </table:table-cell>
          <table:table-cell table:style-name="ce6" table:number-columns-repeated="1022"/>
        </table:table-row>
        <table:table-row table:style-name="ro1">
          <table:table-cell table:style-name="ce2" office:value-type="date" office:date-value="2021-10-13" calcext:value-type="date">
            <text:p>Wednesday, October 13, 2021</text:p>
          </table:table-cell>
          <table:table-cell table:style-name="ce5" office:value-type="string" calcext:value-type="string">
            <text:p>Fanuchanan Break</text:p>
          </table:table-cell>
          <table:table-cell table:style-name="ce6" table:number-columns-repeated="1022"/>
        </table:table-row>
        <table:table-row table:style-name="ro1">
          <table:table-cell table:style-name="ce2" office:value-type="date" office:date-value="2021-10-18" calcext:value-type="date">
            <text:p>Monday, October 18, 2021</text:p>
          </table:table-cell>
          <table:table-cell table:style-name="ce5"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Invasive species 2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10-20" calcext:value-type="date">
            <text:p>Wednesday, October 20, 2021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Applied entomolog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Work on insect collec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10-25" calcext:value-type="date">
            <text:p>Monday, October 25, 2021</text:p>
          </table:table-cell>
          <table:table-cell table:style-name="ce5"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Review for EXAM 2; Life in the Undergrowth 3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10-27" calcext:value-type="date">
            <text:p>Wednesday, October 27, 2021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EXAM 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ork on insect collec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11-01" calcext:value-type="date">
            <text:p>Monday, November 1, 2021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Agricultural pest control on Guam(Jesse Bamba)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11-03" calcext:value-type="date">
            <text:p>Wednesday, November 3, 2021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Urban entomology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Work on insect collec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11-08" calcext:value-type="date">
            <text:p>Monday, November 8, 2021</text:p>
          </table:table-cell>
          <table:table-cell table:style-name="ce5"/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Honeybees and pollinators on Guam (Chris Rosario)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11-10" calcext:value-type="date">
            <text:p>Wednesday, November 10, 2021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Insects as food for human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Work on insect collec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11-15" calcext:value-type="date">
            <text:p>Monday, November 15, 2021</text:p>
          </table:table-cell>
          <table:table-cell table:style-name="ce5" office:value-type="string" calcext:value-type="string">
            <text:p>Veterans Day</text:p>
          </table:table-cell>
          <table:table-cell table:style-name="ce6" table:number-columns-repeated="1022"/>
        </table:table-row>
        <table:table-row table:style-name="ro1">
          <table:table-cell table:style-name="ce2" office:value-type="date" office:date-value="2021-11-17" calcext:value-type="date">
            <text:p>Wednesday, November 17, 2021</text:p>
          </table:table-cell>
          <table:table-cell table:style-name="ce5"/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Forensic entomology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Work on insect collec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11-22" calcext:value-type="date">
            <text:p>Monday, November 22, 2021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Global insect decline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11-24" calcext:value-type="date">
            <text:p>Wednesday, November 24, 2021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TBA; Life in the Undergrowth 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ubmit insect collection for grading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11-29" calcext:value-type="date">
            <text:p>Monday, November 29, 2021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Major topics in entomology</text:p>
          </table:table-cell>
          <table:table-cell table:style-name="ce6" office:value-type="string" calcext:value-type="string">
            <text:p>TBA; Life in the Undergrowth 5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12-01" calcext:value-type="date">
            <text:p>Wednesday, December 1, 2021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6"/>
          <table:table-cell table:style-name="ce6" office:value-type="string" calcext:value-type="string">
            <text:p>Review for EXAM 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Research project presentations; Last day to submit research report</text:p>
          </table:table-cell>
          <table:table-cell table:style-name="ce6" table:number-columns-repeated="1017"/>
        </table:table-row>
        <table:table-row table:style-name="ro1">
          <table:table-cell table:style-name="ce2" office:value-type="date" office:date-value="2021-12-06" calcext:value-type="date">
            <text:p>Monday, December 6, 2021</text:p>
          </table:table-cell>
          <table:table-cell table:style-name="ce5" office:value-type="string" calcext:value-type="string">
            <text:p>last lecture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 table:style-name="ce6" office:value-type="string" calcext:value-type="string">
            <text:p>EXAM 3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21-12-08" calcext:value-type="date">
            <text:p>Wednesday, December 8, 2021</text:p>
          </table:table-cell>
          <table:table-cell table:style-name="ce5" office:value-type="string" calcext:value-type="string">
            <text:p>Our Lady of Camarin Day</text:p>
          </table:table-cell>
          <table:table-cell table:style-name="ce6" table:number-columns-repeated="1022"/>
        </table:table-row>
        <table:table-row table:style-name="ro1">
          <table:table-cell table:style-name="ce2" office:value-type="date" office:date-value="2021-12-13" calcext:value-type="date">
            <text:p>Monday, December 13, 2021</text:p>
          </table:table-cell>
          <table:table-cell table:style-name="ce5" office:value-type="string" calcext:value-type="string">
            <text:p>Final Exams</text:p>
          </table:table-cell>
          <table:table-cell table:style-name="ce6" table:number-columns-repeated="1022"/>
        </table:table-row>
        <table:table-row table:style-name="ro1">
          <table:table-cell table:style-name="ce2" office:value-type="date" office:date-value="2021-12-15" calcext:value-type="date">
            <text:p>Wednesday, December 15, 2021</text:p>
          </table:table-cell>
          <table:table-cell table:style-name="ce5" office:value-type="string" calcext:value-type="string">
            <text:p>Final Exams</text:p>
          </table:table-cell>
          <table:table-cell table:style-name="ce6"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1-08-20T08:42:28.179610269</meta:creation-date>
    <meta:generator>LibreOffice/6.4.7.2$Linux_X86_64 LibreOffice_project/40$Build-2</meta:generator>
    <dc:date>2021-08-21T17:08:17.150533676</dc:date>
    <dc:creator>Aubrey Moore</dc:creator>
    <meta:editing-duration>PT1H7M38S</meta:editing-duration>
    <meta:editing-cycles>14</meta:editing-cycles>
    <meta:document-statistic meta:table-count="1" meta:cell-count="159" meta:object-count="0"/>
  </office:meta>
</office:document-meta>
</file>